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4.267cm" fo:wrap-option="wrap"/>
    </style:style>
    <style:style style:name="gr2" style:family="graphic" style:parent-style-name="standard">
      <style:graphic-properties svg:stroke-width="0.01cm" svg:stroke-color="#008000" draw:marker-start-width="0.22cm" draw:marker-end-width="0.22cm" draw:fill="none" draw:textarea-horizontal-align="justify" draw:textarea-vertical-align="top" draw:auto-grow-height="false" fo:padding-top="0.13cm" fo:padding-bottom="0.13cm" fo:padding-left="0.255cm" fo:padding-right="0.255cm" fo:wrap-option="wrap"/>
    </style:style>
    <style:style style:name="gr3" style:family="graphic" style:parent-style-name="standard">
      <style:graphic-properties svg:stroke-width="0.01cm" svg:stroke-color="#ff0000" draw:marker-start-width="0.22cm" draw:marker-end-width="0.22cm" draw:fill="none" draw:textarea-horizontal-align="justify" draw:textarea-vertical-align="top" draw:auto-grow-height="false" fo:padding-top="0.13cm" fo:padding-bottom="0.13cm" fo:padding-left="0.255cm" fo:padding-right="0.255cm" fo:wrap-option="wrap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4" style:family="paragraph">
      <style:paragraph-properties fo:text-align="start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3.8cm" svg:x="20.4cm" svg:y="16.2cm">
          <text:p text:style-name="P1"><text:span text:style-name="T1">Projet : ppQuanTrade</text:span></text:p>
          <text:p text:style-name="P1"><text:span text:style-name="T1">Document : Ebauche de BdD type flocon </text:span></text:p>
          <text:p text:style-name="P1"><text:span text:style-name="T1">Date : 27/03/2013</text:span></text:p>
          <text:p text:style-name="P1"><text:span text:style-name="T1">Version : v0.1 (brouillon)</text:span></text:p>
          <text:p text:style-name="P1"><text:span text:style-name="T1">Auteur : Mathieu Dous</text:span></text:p>
          <text:p text:style-name="P1"><text:span text:style-name="T1">Tag : 20130327:113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cm" svg:height="4.5cm" svg:x="11cm" svg:y="1.6cm">
          <text:p text:style-name="P2"><text:span text:style-name="T2">ENTITE</text:span></text:p>
          <text:p text:style-name="P1"><text:span text:style-name="T3">Clef entite</text:span></text:p>
          <text:p text:style-name="P1"><text:span text:style-name="T2">Nom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5cm" svg:height="4.5cm" svg:x="11cm" svg:y="12cm">
          <text:p text:style-name="P3"><text:span text:style-name="T4">REGION</text:span></text:p>
          <text:p text:style-name="P4"><text:span text:style-name="T5">Clef region</text:span></text:p>
          <text:p text:style-name="P4"><text:span text:style-name="T5">Clef pays</text:span></text:p>
          <text:p text:style-name="P4"><text:span text:style-name="T4">Cara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5cm" svg:height="4.5cm" svg:x="24.1cm" svg:y="6.8cm">
          <text:p text:style-name="P2">ANNEE</text:p>
          <text:p text:style-name="P1"><text:span text:style-name="T3">Clef annee</text:span></text:p>
          <text:p text:style-name="P1"><text:span text:style-name="T2">Ann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3.5cm" svg:height="4.5cm" svg:x="19.741cm" svg:y="6.8cm">
          <text:p text:style-name="P2">MOIS</text:p>
          <text:p text:style-name="P1"><text:span text:style-name="T3">Clef mois</text:span></text:p>
          <text:p text:style-name="P1"><text:span text:style-name="T3">Clef annee</text:span></text:p>
          <text:p text:style-name="P1">Num mois</text:p>
          <text:p text:style-name="P1">Nom moi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cm" svg:height="4.5cm" svg:x="15.358cm" svg:y="6.8cm">
          <text:p text:style-name="P2">JOUR</text:p>
          <text:p text:style-name="P1"><text:span text:style-name="T3">Clef jour</text:span></text:p>
          <text:p text:style-name="P1"><text:span text:style-name="T3">Clef mois</text:span></text:p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cm" svg:height="4.5cm" svg:x="6.7cm" svg:y="6.8cm">
          <text:p text:style-name="P2">STOCK</text:p>
          <text:p text:style-name="P1"><text:span text:style-name="T3">Clef stock</text:span></text:p>
          <text:p text:style-name="P1">Open</text:p>
          <text:p text:style-name="P1">High</text:p>
          <text:p text:style-name="P1">Low</text:p>
          <text:p text:style-name="P1">Close</text:p>
          <text:p text:style-name="P1">Volum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cm" svg:height="4.5cm" svg:x="11cm" svg:y="6.8cm">
          <text:p text:style-name="P2">MARCHE</text:p>
          <text:p text:style-name="P1"><text:span text:style-name="T3">Clef entite</text:span></text:p>
          <text:p text:style-name="P1"><text:span text:style-name="T3">Clef stock</text:span></text:p>
          <text:p text:style-name="P1"><text:span text:style-name="T3">Clef jour</text:span></text:p>
          <text:p text:style-name="P1">Delta</text:p>
          <text:p text:style-name="P1">%Delta</text:p>
          <text:p text:style-name="P1">Etype</text:p>
          <text:p text:style-name="P1">%Etype</text:p>
          <text:p text:style-name="P1">AdjClos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2cm" svg:y1="9.05cm" svg:x2="11cm" svg:y2="9.05cm" draw:start-shape="id1" draw:start-glue-point="1" draw:end-shape="id2" draw:end-glue-point="3" svg:d="m10200 9050h800" svg:viewBox="0 0 801 1">
          <text:p/>
        </draw:connector>
        <draw:connector draw:style-name="gr4" draw:text-style-name="P5" draw:layer="layout" svg:x1="12.75cm" svg:y1="6.1cm" svg:x2="12.75cm" svg:y2="6.8cm" draw:start-shape="id3" draw:start-glue-point="2" draw:end-shape="id2" draw:end-glue-point="0" svg:d="m12750 6100v700" svg:viewBox="0 0 1 701">
          <text:p/>
        </draw:connector>
        <draw:connector draw:style-name="gr4" draw:text-style-name="P5" draw:layer="layout" svg:x1="14.5cm" svg:y1="9.05cm" svg:x2="15.358cm" svg:y2="9.05cm" draw:start-shape="id2" draw:start-glue-point="1" draw:end-shape="id4" draw:end-glue-point="3" svg:d="m14500 9050h858" svg:viewBox="0 0 859 1">
          <text:p/>
        </draw:connector>
        <draw:connector draw:style-name="gr4" draw:text-style-name="P5" draw:layer="layout" svg:x1="18.858cm" svg:y1="9.05cm" svg:x2="19.741cm" svg:y2="9.05cm" draw:start-shape="id4" draw:start-glue-point="1" draw:end-shape="id5" draw:end-glue-point="3" svg:d="m18858 9050h883" svg:viewBox="0 0 884 1">
          <text:p/>
        </draw:connector>
        <draw:connector draw:style-name="gr4" draw:text-style-name="P5" draw:layer="layout" svg:x1="23.241cm" svg:y1="9.05cm" svg:x2="24.1cm" svg:y2="9.05cm" draw:start-shape="id5" draw:start-glue-point="1" draw:end-shape="id6" draw:end-glue-point="3" svg:d="m23241 9050h859" svg:viewBox="0 0 860 1">
          <text:p/>
        </draw:connector>
        <draw:connector draw:style-name="gr4" draw:text-style-name="P5" draw:layer="layout" svg:x1="12.75cm" svg:y1="12cm" svg:x2="12.75cm" svg:y2="11.3cm" draw:start-shape="id7" draw:start-glue-point="0" draw:end-shape="id2" draw:end-glue-point="2" svg:d="m12750 12000v-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perCoin </meta:initial-creator>
    <meta:creation-date>2013-03-27T11:11:02</meta:creation-date>
    <dc:date>2013-03-27T11:32:37</dc:date>
    <dc:creator>SuperCoin </dc:creator>
    <meta:editing-duration>PT6M25S</meta:editing-duration>
    <meta:editing-cycles>2</meta:editing-cycles>
    <meta:generator>LibreOffice/3.5$Linux_x86 LibreOffice_project/350m1$Build-2</meta:generator>
    <meta:document-statistic meta:object-count="14"/>
  </office:meta>
</office:document-meta>
</file>